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officeooo:rsid="00097d34" officeooo:paragraph-rsid="00097d34"/>
    </style:style>
    <style:style style:name="P2" style:family="paragraph" style:parent-style-name="Standard">
      <style:paragraph-properties fo:break-before="column"/>
      <style:text-properties officeooo:rsid="00097d34"/>
    </style:style>
    <style:style style:name="gr1" style:family="graphic">
      <style:graphic-properties draw:textarea-horizontal-align="justify" draw:textarea-vertical-align="middle" draw:auto-grow-height="false" fo:min-height="3.415cm" fo:min-width="7.3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Фигура1" draw:style-name="gr1" svg:width="7.361cm" svg:height="3.416cm" svg:x="0.337cm" svg:y="0.145cm"><text:p>Shape text</text:p><text:p>{{ master_02 }}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2:34:20.091523777</meta:creation-date>
    <dc:date>2021-01-25T12:50:18.379024598</dc:date>
    <meta:editing-duration>PT7M5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